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100000010000026C00000295D7737CB5.png" manifest:media-type="image/png"/>
  <manifest:file-entry manifest:full-path="Object 3/Pictures/200001FD0000333700003695C4D3AC19.svm" manifest:media-type="image/x-svm"/>
  <manifest:file-entry manifest:full-path="Object 3/Pictures/20000189000034C80000253A7D0535AC.svm" manifest:media-type="image/x-svm"/>
  <manifest:file-entry manifest:full-path="Object 3/Pictures/100000010000028A000003D27B644604.png" manifest:media-type="image/png"/>
  <manifest:file-entry manifest:full-path="Object 3/Pictures/100000010000027F000001C381E6FDB4.png" manifest:media-type="image/png"/>
  <manifest:file-entry manifest:full-path="Object 3/Pictures/200001D30000359F000050C1F6A3D289.svm" manifest:media-type="image/x-svm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91cm"/>
    </style:style>
    <style:style style:name="co2" style:family="table-column">
      <style:table-column-properties fo:break-before="auto" style:column-width="3.808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88cm"/>
    </style:style>
    <style:style style:name="co6" style:family="table-column">
      <style:table-column-properties fo:break-before="auto" style:column-width="3.078cm"/>
    </style:style>
    <style:style style:name="co7" style:family="table-column">
      <style:table-column-properties fo:break-before="auto" style:column-width="3.694cm"/>
    </style:style>
    <style:style style:name="co8" style:family="table-column">
      <style:table-column-properties fo:break-before="auto" style:column-width="3.29cm"/>
    </style:style>
    <style:style style:name="co9" style:family="table-column">
      <style:table-column-properties fo:break-before="auto" style:column-width="2.533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3.949cm"/>
    </style:style>
    <style:style style:name="co12" style:family="table-column">
      <style:table-column-properties fo:break-before="auto" style:column-width="3.893cm"/>
    </style:style>
    <style:style style:name="co13" style:family="table-column">
      <style:table-column-properties fo:break-before="auto" style:column-width="2.759cm"/>
    </style:style>
    <style:style style:name="co14" style:family="table-column">
      <style:table-column-properties fo:break-before="auto" style:column-width="6.7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151cm" svg:height="12.837cm" svg:x="7.201cm" svg:y="2.236cm">
            <draw:object draw:notify-on-update-of-ranges="Sheet1.A9:Sheet1.B28 Sheet1.C9:Sheet1.C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1. Bar Chart: Top-rated Drivers in Lag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Sourc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○ Tables: Rides, Dri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○ What to Extract: Average ratings for each driver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Driver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tin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Kayode Ogunleye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Sarah Davis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James Bond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Olumide Adebayo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Nina Williams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Julius Adedeji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Adeola Akin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Fola Akinwunmi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John Doe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Emma Green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Grace Okafor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Oluwafunmilayo Bello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Samantha James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Tolu Olowolagba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Jane Smith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Oluwaseun Bello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Chris Johnson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Michael Br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David Lee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Chinonso Ifeanyi</text:p>
          </table:table-cell>
          <table:table-cell office:value-type="float" office:value="3.8" calcext:value-type="float">
            <text:p>3.8</text:p>
          </table:table-cell>
        </table:table-row>
      </table:table>
      <table:table table:name="Sheet2" table:style-name="ta1">
        <table:shapes>
          <draw:frame draw:z-index="0" draw:style-name="gr1" draw:text-style-name="P1" svg:width="15.96cm" svg:height="8.975cm" svg:x="7.74cm" svg:y="6.211cm">
            <draw:object draw:notify-on-update-of-ranges="Sheet2.A11:Sheet2.A13 Sheet2.B10:Sheet2.B10 Sheet2.B11:Sheet2.B13 Sheet2.C10:Sheet2.C10 Sheet2.C11:Sheet2.C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2. Pie Chart: Payment Methods for Rides Over ₦50,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Sourc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○ Tables: Rides,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○ What to Extract: Count of each payment method for rides with fares 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₦50,000.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Payment Method</text:p>
          </table:table-cell>
          <table:table-cell office:value-type="string" calcext:value-type="string">
            <text:p>Total Amount</text:p>
          </table:table-cell>
          <table:table-cell office:value-type="string" calcext:value-type="string">
            <text:p><text:s/>Number Of Transaction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float" office:value="72900" calcext:value-type="float">
            <text:p>729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ash</text:p>
          </table:table-cell>
          <table:table-cell office:value-type="float" office:value="49900" calcext:value-type="float">
            <text:p>499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obile Money</text:p>
          </table:table-cell>
          <table:table-cell office:value-type="float" office:value="51600" calcext:value-type="float">
            <text:p>51600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Sheet3" table:style-name="ta1">
        <table:shapes>
          <draw:frame draw:z-index="0" draw:style-name="gr1" draw:text-style-name="P1" svg:width="24.344cm" svg:height="9.427cm" svg:x="0.425cm" svg:y="5.582cm">
            <draw:object draw:notify-on-update-of-ranges="Sheet3.A9:Sheet3.A11 Sheet3.B8:Sheet3.B8 Sheet3.B9:Sheet3.B11 Sheet3.C8:Sheet3.C8 Sheet3.C9:Sheet3.C11 Sheet3.D8:Sheet3.D8 Sheet3.D9:Sheet3.D11 Sheet3.E8:Sheet3.E8 Sheet3.E9:Sheet3.E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3. Line Graph: Monthly Revenue Trends in Lag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●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 Source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 Tables: Rides, Paym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 What to Extract: Monthly total revenue from rides.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aymentMethod</text:p>
          </table:table-cell>
          <table:table-cell office:value-type="string" calcext:value-type="string">
            <text:p><text:s/>max(Amount)</text:p>
          </table:table-cell>
          <table:table-cell office:value-type="string" calcext:value-type="string">
            <text:p><text:s/>min(Amount)</text:p>
          </table:table-cell>
          <table:table-cell office:value-type="string" calcext:value-type="string">
            <text:p>Total(Amount)</text:p>
          </table:table-cell>
          <table:table-cell office:value-type="string" calcext:value-type="string">
            <text:p><text:s/>NumberOfTransaction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float" office:value="5000" calcext:value-type="float">
            <text:p>5000</text:p>
          </table:table-cell>
          <table:table-cell office:value-type="float" office:value="2900" calcext:value-type="float">
            <text:p>2900</text:p>
          </table:table-cell>
          <table:table-cell office:value-type="float" office:value="72900" calcext:value-type="float">
            <text:p>729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ash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49900" calcext:value-type="float">
            <text:p>499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obile Money</text:p>
          </table:table-cell>
          <table:table-cell office:value-type="float" office:value="4500" calcext:value-type="float">
            <text:p>4500</text:p>
          </table:table-cell>
          <table:table-cell office:value-type="float" office:value="2300" calcext:value-type="float">
            <text:p>2300</text:p>
          </table:table-cell>
          <table:table-cell office:value-type="float" office:value="51600" calcext:value-type="float">
            <text:p>51600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Sheet4" table:style-name="ta1"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4. Heatmap: Most Popular Lagos Areas Based on Rides</text:p>
          </table:table-cell>
          <table:table-cell/>
        </table:table-row>
        <table:table-row table:style-name="ro1">
          <table:table-cell office:value-type="string" calcext:value-type="string">
            <text:p>●</text:p>
          </table:table-cell>
          <table:table-cell/>
        </table:table-row>
        <table:table-row table:style-name="ro1">
          <table:table-cell office:value-type="string" calcext:value-type="string">
            <text:p>Data Source:</text:p>
          </table:table-cell>
          <table:table-cell/>
        </table:table-row>
        <table:table-row table:style-name="ro1">
          <table:table-cell office:value-type="string" calcext:value-type="string">
            <text:p>○ Table: Rides</text:p>
          </table:table-cell>
          <table:table-cell/>
        </table:table-row>
        <table:table-row table:style-name="ro1">
          <table:table-cell office:value-type="string" calcext:value-type="string">
            <text:p>○ What to Extract: Count of rides in each popular area.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5" office:value-type="string" calcext:value-type="string">
            <text:p>Area</text:p>
          </table:table-cell>
          <table:table-cell table:style-name="ce6" office:value-type="string" calcext:value-type="string">
            <text:p><text:s/>Popularity</text:p>
          </table:table-cell>
        </table:table-row>
        <table:table-row table:style-name="ro1">
          <table:table-cell table:style-name="ce1" office:value-type="string" calcext:value-type="string">
            <text:p>Lekki</text:p>
          </table:table-cell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Ikeja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Victoria Island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Surulere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Yaba</text:p>
          </table:table-cell>
          <table:table-cell table:style-name="ce3" office:value-type="float" office:value="8" calcext:value-type="float">
            <text:p>8</text:p>
          </table:table-cell>
        </table:table-row>
        <calcext:conditional-formats>
          <calcext:conditional-format calcext:target-range-address="Sheet4.B8:Sheet4.B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4.B9:Sheet4.B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/00/0000</text:date>, <text:time style:data-style-name="N2" text:time-value="19:04:50.0157826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05:41:33.527366505</meta:creation-date>
    <dc:date>2025-04-19T19:12:16.670205281</dc:date>
    <meta:editing-duration>PT2H9M19S</meta:editing-duration>
    <meta:editing-cycles>5</meta:editing-cycles>
    <meta:generator>LibreOffice/24.2.7.2$Linux_X86_64 LibreOffice_project/420$Build-2</meta:generator>
    <meta:print-date>2025-04-19T19:11:50.285060049</meta:print-date>
    <meta:printed-by>PDF files</meta:printed-by>
    <meta:document-statistic meta:table-count="4" meta:cell-count="128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vertical="true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olid-type="cylinder" chart:link-data-style-to-source="true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ylinder"/>
    </style:style>
    <style:style style:name="ch11" style:family="chart">
      <style:graphic-properties draw:stroke="solid" svg:stroke-color="#b3b3b3" draw:fill="solid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52cm" svg:height="12.838cm" xlink:href=".." xlink:type="simple" chart:class="chart:bar" chart:style-name="ch1">
        <chart:title svg:x="5.741cm" svg:y="0.392cm" chart:style-name="ch2">
          <text:p>Top-rated Drivers in Lagos</text:p>
        </chart:title>
        <chart:legend chart:legend-position="end" svg:x="7.506cm" svg:y="12.234cm" style:legend-expansion="custom" svg:width="1.493cm" svg:height="0.603cm" style:legend-expansion-aspect-ratio="2.4759535655058" chart:style-name="ch3"/>
        <chart:plot-area chart:style-name="ch4" table:cell-range-address="Sheet1.A9:Sheet1.C28" chart:data-source-has-labels="both" svg:x="1.639cm" svg:y="1.459cm" svg:width="15.202cm" svg:height="10.792cm" dr3d:transform="matrix (0.99997547524043 0.00133749675319531 0.00687459235962645 -0.00124090164263772 0.999900718511717 -0.0140361420221044 -0.00689268313424761 0.0140272670961445 0.99987785588892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6.079cm" svg:y="1.451cm" svg:width="10.762cm" svg:height="10.15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0.434cm" svg:y="7.483cm" chart:style-name="ch6">
              <text:p>DriverID</text:p>
            </chart:title>
            <chart:categories table:cell-range-address="Sheet1.A9:Sheet1.B28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5"/>
          <chart:series chart:style-name="ch9" chart:values-cell-range-address="Sheet1.C9:Sheet1.C28" loext:label-string="rating" chart:class="chart:bar">
            <chart:data-point chart:repeated="7"/>
            <chart:data-point chart:style-name="ch10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ng</text:p>
              </table:table-cell>
            </table:table-row>
          </table:table-header-rows>
          <table:table-rows>
            <table:table-row>
              <table:table-cell office:value-type="float" office:value="17">
                <text:p>17  Kayode Ogunleye</text:p>
                <text:list>
                  <text:list-item>
                    <text:p>17</text:p>
                  </text:list-item>
                  <text:list-item>
                    <text:p> Kayode Ogunleye</text:p>
                  </text:list-item>
                </text:list>
                <draw:g>
                  <svg:desc>Sheet1.A9:Sheet1.B28</svg:desc>
                </draw:g>
              </table:table-cell>
              <table:table-cell office:value-type="float" office:value="4.8">
                <text:p>4.8</text:p>
                <draw:g>
                  <svg:desc>Sheet1.C9:Sheet1.C28</svg:desc>
                </draw:g>
              </table:table-cell>
            </table:table-row>
            <table:table-row>
              <table:table-cell office:value-type="float" office:value="8">
                <text:p>8  Sarah Davis</text:p>
                <text:list>
                  <text:list-item>
                    <text:p>8</text:p>
                  </text:list-item>
                  <text:list-item>
                    <text:p> Sarah Davis</text:p>
                  </text:list-item>
                </text:list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3">
                <text:p>3  James Bond</text:p>
                <text:list>
                  <text:list-item>
                    <text:p>3</text:p>
                  </text:list-item>
                  <text:list-item>
                    <text:p> James Bond</text:p>
                  </text:list-item>
                </text:list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11">
                <text:p>11  Olumide Adebayo</text:p>
                <text:list>
                  <text:list-item>
                    <text:p>11</text:p>
                  </text:list-item>
                  <text:list-item>
                    <text:p> Olumide Adebayo</text:p>
                  </text:list-item>
                </text:list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6">
                <text:p>6  Nina Williams</text:p>
                <text:list>
                  <text:list-item>
                    <text:p>6</text:p>
                  </text:list-item>
                  <text:list-item>
                    <text:p> Nina Williams</text:p>
                  </text:list-item>
                </text:list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3">
                <text:p>13  Julius Adedeji</text:p>
                <text:list>
                  <text:list-item>
                    <text:p>13</text:p>
                  </text:list-item>
                  <text:list-item>
                    <text:p> Julius Adedeji</text:p>
                  </text:list-item>
                </text:list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0">
                <text:p>20  Adeola Akin</text:p>
                <text:list>
                  <text:list-item>
                    <text:p>20</text:p>
                  </text:list-item>
                  <text:list-item>
                    <text:p> Adeola Akin</text:p>
                  </text:list-item>
                </text:list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5">
                <text:p>15  Fola Akinwunmi</text:p>
                <text:list>
                  <text:list-item>
                    <text:p>15</text:p>
                  </text:list-item>
                  <text:list-item>
                    <text:p> Fola Akinwunmi</text:p>
                  </text:list-item>
                </text:list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">
                <text:p>1  John Doe</text:p>
                <text:list>
                  <text:list-item>
                    <text:p>1</text:p>
                  </text:list-item>
                  <text:list-item>
                    <text:p> John Doe</text:p>
                  </text:list-item>
                </text:list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0">
                <text:p>10  Emma Green</text:p>
                <text:list>
                  <text:list-item>
                    <text:p>10</text:p>
                  </text:list-item>
                  <text:list-item>
                    <text:p> Emma Green</text:p>
                  </text:list-item>
                </text:list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12">
                <text:p>12  Grace Okafor</text:p>
                <text:list>
                  <text:list-item>
                    <text:p>12</text:p>
                  </text:list-item>
                  <text:list-item>
                    <text:p> Grace Okafor</text:p>
                  </text:list-item>
                </text:list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9">
                <text:p>19  Oluwafunmilayo Bello</text:p>
                <text:list>
                  <text:list-item>
                    <text:p>19</text:p>
                  </text:list-item>
                  <text:list-item>
                    <text:p> Oluwafunmilayo Bello</text:p>
                  </text:list-item>
                </text:list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">
                <text:p>4  Samantha James</text:p>
                <text:list>
                  <text:list-item>
                    <text:p>4</text:p>
                  </text:list-item>
                  <text:list-item>
                    <text:p> Samantha James</text:p>
                  </text:list-item>
                </text:list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4">
                <text:p>14  Tolu Olowolagba</text:p>
                <text:list>
                  <text:list-item>
                    <text:p>14</text:p>
                  </text:list-item>
                  <text:list-item>
                    <text:p> Tolu Olowolagba</text:p>
                  </text:list-item>
                </text:list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2">
                <text:p>2  Jane Smith</text:p>
                <text:list>
                  <text:list-item>
                    <text:p>2</text:p>
                  </text:list-item>
                  <text:list-item>
                    <text:p> Jane Smith</text:p>
                  </text:list-item>
                </text:list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16">
                <text:p>16  Oluwaseun Bello</text:p>
                <text:list>
                  <text:list-item>
                    <text:p>16</text:p>
                  </text:list-item>
                  <text:list-item>
                    <text:p> Oluwaseun Bello</text:p>
                  </text:list-item>
                </text:list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7">
                <text:p>7  Chris Johnson</text:p>
                <text:list>
                  <text:list-item>
                    <text:p>7</text:p>
                  </text:list-item>
                  <text:list-item>
                    <text:p> Chris Johnson</text:p>
                  </text:list-item>
                </text:list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5">
                <text:p>5  Michael Brown</text:p>
                <text:list>
                  <text:list-item>
                    <text:p>5</text:p>
                  </text:list-item>
                  <text:list-item>
                    <text:p> Michael Brown</text:p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">
                <text:p>9  David Lee</text:p>
                <text:list>
                  <text:list-item>
                    <text:p>9</text:p>
                  </text:list-item>
                  <text:list-item>
                    <text:p> David Lee</text:p>
                  </text:list-item>
                </text:list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18">
                <text:p>18  Chinonso Ifeanyi</text:p>
                <text:list>
                  <text:list-item>
                    <text:p>18</text:p>
                  </text:list-item>
                  <text:list-item>
                    <text:p> Chinonso Ifeanyi</text:p>
                  </text:list-item>
                </text:list>
              </table:table-cell>
              <table:table-cell office:value-type="float" office:value="3.8">
                <text:p>3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label-position="center"/>
      <style:graphic-properties draw:fill-color="#004586"/>
    </style:style>
    <style:style style:name="ch10" style:family="chart">
      <style:chart-properties chart:solid-type="cuboid" chart:label-position="center"/>
      <style:graphic-properties draw:fill-color="#ff420e"/>
    </style:style>
    <style:style style:name="ch11" style:family="chart">
      <style:chart-properties chart:solid-type="cuboid" chart:label-position="center"/>
      <style:graphic-properties draw:fill-color="#ffd320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61cm" svg:height="8.976cm" xlink:href=".." xlink:type="simple" chart:class="chart:ring" chart:style-name="ch1">
        <chart:title svg:x="5.071cm" svg:y="0.315cm" chart:style-name="ch2">
          <text:p>Payment Method For Rides</text:p>
        </chart:title>
        <chart:legend chart:legend-position="end" svg:x="12.983cm" svg:y="3.682cm" style:legend-expansion="high" chart:style-name="ch3"/>
        <chart:plot-area chart:style-name="ch4" table:cell-range-address="Sheet2.A10:Sheet2.C13" chart:data-source-has-labels="both" svg:x="0.35cm" svg:y="1.47cm" svg:width="12.283cm" svg:height="7.156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532cm" svg:y="1.47cm" svg:width="11.919cm" svg:height="7.155cm"/>
          <dr3d:light dr3d:diffuse-color="#808080" dr3d:direction="(0 0 1)" dr3d:enabled="false" dr3d:specular="true"/>
          <dr3d:light dr3d:diffuse-color="#b3b3b3" dr3d:direction="(0.658944313432532 0.25780738821406 0.706631263373744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Sheet2.A11:Sheet2.A1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Sheet2.B11:Sheet2.B13" chart:label-cell-address="Sheet2.B10:Sheet2.B10" chart:class="chart:circle">
            <chart:data-point chart:style-name="ch9"/>
            <chart:data-point chart:style-name="ch10"/>
            <chart:data-point chart:style-name="ch11"/>
          </chart:series>
          <chart:series chart:style-name="ch12" chart:values-cell-range-address="Sheet2.C11:Sheet2.C13" chart:label-cell-address="Sheet2.C10:Sheet2.C10" chart:class="chart:circle">
            <chart:data-point chart:style-name="ch9"/>
            <chart:data-point chart:style-name="ch10"/>
            <chart:data-point chart:style-name="ch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Amount</text:p>
                <draw:g>
                  <svg:desc>Sheet2.B10:Sheet2.B10</svg:desc>
                </draw:g>
              </table:table-cell>
              <table:table-cell office:value-type="string">
                <text:p> Number Of Transaction</text:p>
                <draw:g>
                  <svg:desc>Sheet2.C10:Sheet2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rd</text:p>
                <draw:g>
                  <svg:desc>Sheet2.A11:Sheet2.A13</svg:desc>
                </draw:g>
              </table:table-cell>
              <table:table-cell office:value-type="float" office:value="72900">
                <text:p>72900</text:p>
                <draw:g>
                  <svg:desc>Sheet2.B11:Sheet2.B13</svg:desc>
                </draw:g>
              </table:table-cell>
              <table:table-cell office:value-type="float" office:value="19">
                <text:p>19</text:p>
                <draw:g>
                  <svg:desc>Sheet2.C11:Sheet2.C13</svg:desc>
                </draw:g>
              </table:table-cell>
            </table:table-row>
            <table:table-row>
              <table:table-cell office:value-type="string">
                <text:p>Cash</text:p>
              </table:table-cell>
              <table:table-cell office:value-type="float" office:value="49900">
                <text:p>499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obile Money</text:p>
              </table:table-cell>
              <table:table-cell office:value-type="float" office:value="51600">
                <text:p>5160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4.345cm" svg:height="9.428cm" xlink:href=".." xlink:type="simple" chart:class="chart:line" chart:style-name="ch1">
        <chart:title svg:x="8.66cm" svg:y="0.324cm" chart:style-name="ch2">
          <text:p>Monthly Revenue Trend in Lagos</text:p>
        </chart:title>
        <chart:legend chart:legend-position="end" svg:x="2.186cm" svg:y="3.204cm" style:legend-expansion="custom" svg:width="10.781cm" svg:height="0.166cm" style:legend-expansion-aspect-ratio="64.9457831325301" chart:style-name="ch3"/>
        <chart:plot-area chart:style-name="ch4" table:cell-range-address="Sheet3.A9:Sheet3.E11 Sheet3.B8:Sheet3.E8" chart:data-source-has-labels="both" svg:x="0cm" svg:y="0cm" svg:width="0cm" svg:height="0cm">
          <chart:coordinate-region svg:x="2.377cm" svg:y="0.843cm" svg:width="0cm" svg:height="8.125cm"/>
          <chart:axis chart:dimension="x" chart:name="primary-x" chart:style-name="ch5" chartooo:axis-type="auto">
            <chartooo:date-scale/>
            <chart:categories table:cell-range-address="Sheet3.A9:Sheet3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B9:Sheet3.B11" chart:label-cell-address="Sheet3.B8:Sheet3.B8" chart:class="chart:line">
            <chart:data-point chart:repeated="3"/>
          </chart:series>
          <chart:series chart:style-name="ch8" chart:values-cell-range-address="Sheet3.C9:Sheet3.C11" chart:label-cell-address="Sheet3.C8:Sheet3.C8" chart:class="chart:line">
            <chart:data-point chart:repeated="3"/>
          </chart:series>
          <chart:series chart:style-name="ch9" chart:values-cell-range-address="Sheet3.D9:Sheet3.D11" chart:label-cell-address="Sheet3.D8:Sheet3.D8" chart:class="chart:line">
            <chart:data-point chart:repeated="3"/>
          </chart:series>
          <chart:series chart:style-name="ch10" chart:values-cell-range-address="Sheet3.E9:Sheet3.E11" chart:label-cell-address="Sheet3.E8:Sheet3.E8" chart:class="chart:line">
            <chart:data-point chart:repeated="3"/>
          </chart:series>
          <chart:wall chart:style-name="ch11"/>
          <chart:floor chart:style-name="ch12"/>
        </chart:plot-area>
        <draw:frame draw:style-name="gr1" draw:text-style-name="P1" svg:width="6.822cm" svg:height="8.156cm" svg:x="17.325cm" svg:y="0.262cm">
          <draw:image xlink:href="Pictures/200001D30000359F000050C1F6A3D289.svm" xlink:type="simple" xlink:show="embed" xlink:actuate="onLoad" draw:mime-type="image/x-svm">
            <text:p/>
          </draw:image>
          <draw:image xlink:href="Pictures/100000010000028A000003D27B644604.png" xlink:type="simple" xlink:show="embed" xlink:actuate="onLoad" draw:mime-type="image/png"/>
        </draw:frame>
        <draw:frame draw:style-name="gr1" draw:text-style-name="P1" svg:width="7.337cm" svg:height="7.295cm" svg:x="8.485cm" svg:y="1.172cm">
          <draw:image xlink:href="Pictures/200001FD0000333700003695C4D3AC19.svm" xlink:type="simple" xlink:show="embed" xlink:actuate="onLoad" draw:mime-type="image/x-svm">
            <text:p/>
          </draw:image>
          <draw:image xlink:href="Pictures/100000010000026C00000295D7737CB5.png" xlink:type="simple" xlink:show="embed" xlink:actuate="onLoad" draw:mime-type="image/png"/>
        </draw:frame>
        <draw:frame draw:style-name="gr1" draw:text-style-name="P1" svg:width="6.757cm" svg:height="6.818cm" svg:x="0.563cm" svg:y="0.979cm">
          <draw:image xlink:href="Pictures/20000189000034C80000253A7D0535AC.svm" xlink:type="simple" xlink:show="embed" xlink:actuate="onLoad" draw:mime-type="image/x-svm">
            <text:p/>
          </draw:image>
          <draw:image xlink:href="Pictures/100000010000027F000001C381E6FDB4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ax(Amount)</text:p>
                <draw:g>
                  <svg:desc>Sheet3.B8:Sheet3.B8</svg:desc>
                </draw:g>
              </table:table-cell>
              <table:table-cell office:value-type="string">
                <text:p> min(Amount)</text:p>
                <draw:g>
                  <svg:desc>Sheet3.C8:Sheet3.C8</svg:desc>
                </draw:g>
              </table:table-cell>
              <table:table-cell office:value-type="string">
                <text:p>Total(Amount)</text:p>
                <draw:g>
                  <svg:desc>Sheet3.D8:Sheet3.D8</svg:desc>
                </draw:g>
              </table:table-cell>
              <table:table-cell office:value-type="string">
                <text:p> NumberOfTransaction</text:p>
                <draw:g>
                  <svg:desc>Sheet3.E8:Sheet3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rd</text:p>
                <draw:g>
                  <svg:desc>Sheet3.A9:Sheet3.A11</svg:desc>
                </draw:g>
              </table:table-cell>
              <table:table-cell office:value-type="float" office:value="5000">
                <text:p>5000</text:p>
                <draw:g>
                  <svg:desc>Sheet3.B9:Sheet3.B11</svg:desc>
                </draw:g>
              </table:table-cell>
              <table:table-cell office:value-type="float" office:value="2900">
                <text:p>2900</text:p>
                <draw:g>
                  <svg:desc>Sheet3.C9:Sheet3.C11</svg:desc>
                </draw:g>
              </table:table-cell>
              <table:table-cell office:value-type="float" office:value="72900">
                <text:p>72900</text:p>
                <draw:g>
                  <svg:desc>Sheet3.D9:Sheet3.D11</svg:desc>
                </draw:g>
              </table:table-cell>
              <table:table-cell office:value-type="float" office:value="19">
                <text:p>19</text:p>
                <draw:g>
                  <svg:desc>Sheet3.E9:Sheet3.E11</svg:desc>
                </draw:g>
              </table:table-cell>
            </table:table-row>
            <table:table-row>
              <table:table-cell office:value-type="string">
                <text:p>Cash</text:p>
              </table:table-cell>
              <table:table-cell office:value-type="float" office:value="5000">
                <text:p>5000</text:p>
              </table:table-cell>
              <table:table-cell office:value-type="float" office:value="2000">
                <text:p>2000</text:p>
              </table:table-cell>
              <table:table-cell office:value-type="float" office:value="49900">
                <text:p>499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obile Money</text:p>
              </table:table-cell>
              <table:table-cell office:value-type="float" office:value="4500">
                <text:p>4500</text:p>
              </table:table-cell>
              <table:table-cell office:value-type="float" office:value="2300">
                <text:p>2300</text:p>
              </table:table-cell>
              <table:table-cell office:value-type="float" office:value="51600">
                <text:p>5160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